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amLabel.setBuildLabel( boolean build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Label.setLastBuild( String lastbu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rTeamLabel.createSnapshotView( View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Label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arTeamLabel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Label.setRevisionLabel( boolean revisio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Label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